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Title">
      <style:paragraph-properties fo:margin-top="0in" fo:margin-bottom="0.0417in" loext:contextual-spacing="false" fo:text-align="center" style:justify-single-word="false"/>
    </style:style>
    <style:style style:name="P5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mjh6r4yqme4p"/>FULLMAKT</text:p>
      <text:p text:style-name="P2"/>
      <text:p text:style-name="P3">Jeg, Jan Henning Thorsen, gir herved Anders Lillesæter fullmakt til å hente ut pakke på posten.</text:p>
      <text:p text:style-name="P3"/>
      <text:p text:style-name="P3"/>
      <text:p text:style-name="P3"/>
      <text:p text:style-name="P3">_____________________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4"><text:bookmark text:name="_wjbazxklq6j0"/><text:soft-page-break/>FULLMAKT</text:p>
      <text:p text:style-name="P2"/>
      <text:p text:style-name="P1">Jeg, Jan Henning Thorsen, gir herved Anders Lillesæter fullmakt til å hente ut pakke på posten.</text:p>
      <text:p text:style-name="P1"/>
      <text:p text:style-name="P1"/>
      <text:p text:style-name="P1"/>
      <text:p text:style-name="P1">_____________________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6" meta:word-count="36" meta:character-count="248" meta:non-whitespace-character-count="218"/>
    <meta:generator>LibreOfficeDev/5.1.0.3$Linux_X86_64 LibreOffice_project/</meta:generator>
  </office:meta>
</office:document-meta>
</file>